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fo:font-weight="bold" style:font-weight-asian="bold" style:font-weight-complex="bold"/>
    </style:style>
    <style:style style:name="P4" style:family="paragraph" style:parent-style-name="Standard">
      <style:text-properties fo:color="#ff3333" fo:font-size="18pt" style:font-size-asian="18pt" style:font-size-complex="18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000000"/>
    </style:style>
    <style:style style:name="P7" style:family="paragraph" style:parent-style-name="Standard" style:list-style-name="L2">
      <style:text-properties fo:color="#000000" fo:font-weight="bold" style:font-weight-asian="bold" style:font-weight-complex="bold"/>
    </style:style>
    <style:style style:name="P8" style:family="paragraph" style:parent-style-name="Standard" style:list-style-name="L3">
      <style:text-properties fo:color="#000000" fo:font-weight="bold" style:font-weight-asian="bold" style:font-weight-complex="bold"/>
    </style:style>
    <style:style style:name="P9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3">
      <style:text-properties fo:color="#000000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4">
      <style:text-properties fo:color="#000000"/>
    </style:style>
    <style:style style:name="P12" style:family="paragraph" style:parent-style-name="Preformatted_20_Text" style:list-style-name="L1">
      <style:text-properties fo:color="#000000" style:font-name="JetBrains Mono"/>
    </style:style>
    <style:style style:name="P13" style:family="paragraph" style:parent-style-name="Preformatted_20_Text" style:list-style-name="L1">
      <style:text-properties fo:color="#000000" style:font-name="JetBrains Mono" style:text-underline-style="solid" style:text-underline-width="auto" style:text-underline-color="font-color"/>
    </style:style>
    <style:style style:name="P14" style:family="paragraph" style:parent-style-name="Preformatted_20_Text" style:list-style-name="L2">
      <style:text-properties fo:color="#000000" style:font-name="JetBrains Mono"/>
    </style:style>
    <style:style style:name="P15" style:family="paragraph" style:parent-style-name="Preformatted_20_Text" style:list-style-name="L3">
      <style:text-properties fo:color="#000000" style:font-name="JetBrains Mono"/>
    </style:style>
    <style:style style:name="P16" style:family="paragraph" style:parent-style-name="Preformatted_20_Text" style:list-style-name="L3">
      <style:text-properties fo:color="#000000" style:font-name="JetBrains Mono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Preformatted_20_Text" style:list-style-name="L3">
      <style:text-properties fo:color="#000000" style:font-name="JetBrains Mono" fo:font-weight="bold" style:font-weight-asian="bold" style:font-weight-complex="bold"/>
    </style:style>
    <style:style style:name="P18" style:family="paragraph" style:parent-style-name="Preformatted_20_Text" style:list-style-name="L4">
      <style:text-properties fo:color="#000000" style:font-name="JetBrains Mon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c66d" style:font-name="JetBrains Mono"/>
    </style:style>
    <style:style style:name="T14" style:family="text">
      <style:text-properties style:font-name="JetBrains Mono"/>
    </style:style>
    <style:style style:name="T15" style:family="text">
      <style:text-properties style:font-name="JetBrains Mono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Plan de tests</text:p>
      <text:p text:style-name="Standard"/>
      <text:p text:style-name="Standard"/>
      <text:p text:style-name="Standard"/>
      <text:p text:style-name="P4">TESTS UNITAIRES</text:p>
      <text:p text:style-name="Standard"/>
      <text:p text:style-name="P5">_ Application « members »_</text:p>
      <text:p text:style-name="Standard"/>
      <text:list xml:id="list2500226274526565968" text:style-name="L1">
        <text:list-item>
          <text:list>
            <text:list-item>
              <text:p text:style-name="P6"><text:span text:style-name="T1">test_urls</text:span> </text:p>
              <text:list>
                <text:list-item>
                  <text:p text:style-name="P12"><text:span text:style-name="T6">test_register_url_resolve</text:span><text:span text:style-name="T4">:</text:span>ouverture de la page de création du compte</text:p>
                </text:list-item>
                <text:list-item>
                  <text:p text:style-name="P12"><text:span text:style-name="T6">test_login_url_resolve</text:span><text:span text:style-name="T4"> :</text:span> ouverture de la page d'authentification</text:p>
                </text:list-item>
                <text:list-item>
                  <text:p text:style-name="P12"><text:span text:style-name="T6">test_logout_url_resolve</text:span><text:span text:style-name="T4"> :</text:span> retour à la page d'accueil en étant déconnecté</text:p>
                </text:list-item>
                <text:list-item>
                  <text:p text:style-name="P13"><text:span text:style-name="T4">test_user_account_url_resolve</text:span><text:span text:style-name="T8">: </text:span><text:span text:style-name="T7">ouverture de la page du compte de l'utilisateur</text:span></text:p>
                </text:list-item>
              </text:list>
            </text:list-item>
          </text:list>
        </text:list-item>
      </text:list>
      <text:p text:style-name="P2"/>
      <text:list xml:id="list7088365955067127716" text:style-name="L2">
        <text:list-item>
          <text:list>
            <text:list-item>
              <text:p text:style-name="P7">test_views </text:p>
              <text:list>
                <text:list-item>
                  <text:p text:style-name="P14"><text:span text:style-name="T6">test_user_register_view_GET :</text:span> vérifie la bonne ouverture de la page de création de compte, et l'utilisation du bon template.</text:p>
                </text:list-item>
                <text:list-item>
                  <text:p text:style-name="P14"><text:span text:style-name="T6">test_user_login_view_GET :</text:span> vérifie la bonne ouverture de la page d'authentification, et l'utilisation du bon template.</text:p>
                </text:list-item>
                <text:list-item>
                  <text:p text:style-name="P14"><text:span text:style-name="T6">test_user_logout_view_GET :</text:span> vérifie qu'il s'agit bien d'une redirection, code 302.</text:p>
                </text:list-item>
                <text:list-item>
                  <text:p text:style-name="P14"><text:span text:style-name="T6">test_user_account_view_GET :</text:span> vérifie la bonne ouverture de la page de détails du compte utilisateur, et l'utilisation du bon template.</text:p>
                </text:list-item>
                <text:list-item>
                  <text:p text:style-name="P14"><text:span text:style-name="T6">test_user_register_POST_new_profile :</text:span> vérifie qu'une fois le profile créé, l'utilisateur est bien redirigé sur la page d'authentification. Vérifie que les identifiants ont bien été enregistrés dans la base de données.</text:p>
                </text:list-item>
                <text:list-item>
                  <text:p text:style-name="P14"><text:span text:style-name="T6">test_user_login_view_POST :</text:span> vérifie qu'une fois les identifiants pré-enregistrés par l'utilisateur sont entrés et valides, l'utilisateur est bien authentifier par django.</text:p>
                </text:list-item>
              </text:list>
            </text:list-item>
          </text:list>
        </text:list-item>
      </text:list>
      <text:p text:style-name="P2"/>
      <text:p text:style-name="Standard"/>
      <text:p text:style-name="P5">_ Application « products »_</text:p>
      <text:p text:style-name="Standard"/>
      <text:p text:style-name="Standard"/>
      <text:list xml:id="list2647342410527702588" text:style-name="L3">
        <text:list-item>
          <text:list>
            <text:list-item>
              <text:p text:style-name="P10">test_urls</text:p>
              <text:list>
                <text:list-item>
                  <text:p text:style-name="P15"><text:span text:style-name="T11">test_search_products_url_resolve :</text:span><text:span text:style-name="T1"> </text:span><text:span text:style-name="T12">url de la page de recherche du produit fonctionnelle</text:span></text:p>
                </text:list-item>
                <text:list-item>
                  <text:p text:style-name="P15"><text:span text:style-name="T11">test_view_favorites_resolve :</text:span><text:span text:style-name="T1"> </text:span><text:span text:style-name="T12">url de la page des favoris de l'utilisateur fonctionnelle</text:span></text:p>
                </text:list-item>
                <text:list-item>
                  <text:p text:style-name="P15"><text:span text:style-name="T11">test_product_detail_view_resolve :</text:span><text:span text:style-name="T1"> </text:span><text:span text:style-name="T12">url de la page de détail d'un produit fonctionnelle</text:span></text:p>
                  <text:p text:style-name="P16"/>
                </text:list-item>
              </text:list>
            </text:list-item>
          </text:list>
        </text:list-item>
      </text:list>
      <text:p text:style-name="P9"><text:tab/><text:tab/></text:p>
      <text:list xml:id="list30618160" text:continue-numbering="true" text:style-name="L3">
        <text:list-item>
          <text:list>
            <text:list-item>
              <text:p text:style-name="P8">test_views </text:p>
              <text:list>
                <text:list-item>
                  <text:p text:style-name="P8">class TestViews</text:p>
                  <text:list>
                    <text:list-item>
                      <text:p text:style-name="P17"><text:span text:style-name="T5">test_index :</text:span> <text:span text:style-name="T10">vérifie la bonne ouverture de la page d'accueil et l'utilisation du bon template.</text:span></text:p>
                    </text:list-item>
                    <text:list-item>
                      <text:p text:style-name="P17"><text:span text:style-name="T5">test_legals :</text:span> <text:span text:style-name="T10">vérifie la bonne ouverture de la page des mentions légales et l'utilisation du bon template.</text:span></text:p>
                    </text:list-item>
                  </text:list>
                </text:list-item>
                <text:list-item>
                  <text:p text:style-name="P8"><text:soft-page-break/>class TestProduct</text:p>
                  <text:list>
                    <text:list-item>
                      <text:p text:style-name="P17"><text:span text:style-name="T5">test_search_products :</text:span> <text:span text:style-name="T10">vérifie la bonne ouverture de la page des résultats de la recherche des substituts et l'utilisation du bon template.</text:span></text:p>
                    </text:list-item>
                    <text:list-item>
                      <text:p text:style-name="P17"><text:span text:style-name="T5">test_search_index_user_question_get :</text:span> <text:span text:style-name="T10">vérifie la bonne ouverture de la page des résultats de la recherche des substituts contenant la requête de l'utilisateur. La barre de recherche est fonctionnelle. </text:span></text:p>
                    </text:list-item>
                    <text:list-item>
                      <text:p text:style-name="P17"><text:span text:style-name="T5">test_search_index_user_empty_question_get :</text:span> <text:span text:style-name="T10">Si la requete est vide, l'utilisateur tombe sur le bon message d'erreur</text:span></text:p>
                    </text:list-item>
                    <text:list-item>
                      <text:p text:style-name="P17"><text:span text:style-name="T5">test_substitute_found :</text:span> <text:span text:style-name="T10">l'algorithme fonctionne, les substituts affichés appartiennent bien à la même catégorie que le produit recherché, ont un meilleur nutriscore et contiennent le nom de la requete.</text:span></text:p>
                    </text:list-item>
                    <text:list-item>
                      <text:p text:style-name="P17"><text:span text:style-name="T5">test_no_substitute_found :</text:span> <text:span text:style-name="T10">Si la recherche n'aboutit pas, l'utilisateur tombe sur le bon message d'erreur</text:span></text:p>
                    </text:list-item>
                    <text:list-item>
                      <text:p text:style-name="P17"><text:span text:style-name="T5">test_details_page_for_product_GET :</text:span> <text:span text:style-name="T10">vérifie que l'utilisateur obtienne bien la page des détails du produit qu'il a demandé. Vérifie qu'une erreur est bien soulevée si l'utilisateur entre un code produit erroné directement dans l'url du navigateur</text:span>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0622683" text:continue-numbering="true" text:style-name="L3">
        <text:list-item>
          <text:list>
            <text:list-item>
              <text:list>
                <text:list-item>
                  <text:p text:style-name="P8">class TestFavorites</text:p>
                  <text:list>
                    <text:list-item>
                      <text:p text:style-name="P17"><text:span text:style-name="T5">test_access_favorites_user_connected :</text:span> <text:span text:style-name="T10">vérifie que la page des favoris est accessible si l'utilisateur est connecté</text:span></text:p>
                    </text:list-item>
                    <text:list-item>
                      <text:p text:style-name="P17"><text:span text:style-name="T5">test_access_favorites_user_not_connected :</text:span> <text:span text:style-name="T10">vérifie que la page des favoris n 'est pas accessible si l'utilisateur n'est pas connecté</text:span></text:p>
                    </text:list-item>
                    <text:list-item>
                      <text:p text:style-name="P17"><text:span text:style-name="T5">test_save_product_into_favorites_POST :</text:span> <text:span text:style-name="T10">vérifie que le produit à bien été ajouter aux favoris de l'utilisateur</text:span></text:p>
                    </text:list-item>
                    <text:list-item>
                      <text:p text:style-name="P17"><text:span text:style-name="T5">test_delete_product_into_favorites_POST :</text:span> <text:span text:style-name="T10">vérifie que le produit à bien été supprimer des favoris de l'utilisateur</text:span>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p text:style-name="P3"><text:tab/></text:p>
      <text:list xml:id="list30617368" text:continue-numbering="true" text:style-name="L3">
        <text:list-item>
          <text:list>
            <text:list-item>
              <text:p text:style-name="P10">test_openfoodfacts</text:p>
              <text:list>
                <text:list-item>
                  <text:p text:style-name="P8">class TestCategories</text:p>
                  <text:list>
                    <text:list-item>
                      <text:p text:style-name="P17"><text:span text:style-name="T5">test_fetch_categories :</text:span><text:span text:style-name="T9"> </text:span><text:s/><text:span text:style-name="T10">vérifie que le script complète bien la base de données des catégories avec des données valides</text:span>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0630559" text:continue-numbering="true" text:style-name="L3">
        <text:list-item>
          <text:list>
            <text:list-item>
              <text:list>
                <text:list-item>
                  <text:p text:style-name="P8">class TestProducts</text:p>
                  <text:list>
                    <text:list-item>
                      <text:p text:style-name="P17"><text:span text:style-name="T2">test_fetch_products :</text:span><text:span text:style-name="T3"> vérifie que le script complète bien la base de données des produits avec des données complèt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TESTS D'INTEGRATION</text:p>
      <text:p text:style-name="Standard"/>
      <text:p text:style-name="Standard">Tests réalisés avec Selenium : </text:p>
      <text:list xml:id="list260482201569141093" text:style-name="L4">
        <text:list-item>
          <text:list>
            <text:list-item>
              <text:p text:style-name="P11"><text:span text:style-name="T15">test_simple :</text:span><text:span text:style-name="T14"> premier test simple pour vérifier que l'onglet du navigateur contient le bon titre.</text:span></text:p>
            </text:list-item>
            <text:list-item>
              <text:p text:style-name="P18"><text:span text:style-name="T6">test_input_fields_good_request :</text:span> vérifie qu'une recherche correcte envoie bien sur la page des résultats.</text:p>
            </text:list-item>
            <text:list-item>
              <text:p text:style-name="P18"><text:span text:style-name="T6">test_input_fields_bad_request :</text:span> vérifie que le message d'erreur affiché est correcte si la recherche ne correspond à rien</text:p>
            </text:list-item>
            <text:list-item>
              <text:p text:style-name="P18"><text:span text:style-name="T6">test_input_fields_no_request :</text:span> vérifie que le message d'erreur affiché est correcte si la recherche est vide.</text:p>
            </text:list-item>
            <text:list-item>
              <text:p text:style-name="P18"><text:span text:style-name="T6">test_legals_page :</text:span> vérifie que le lien de la page des mentions légales fonctionne.</text:p>
            </text:list-item>
          </text:list>
        </text:list-item>
      </text:list>
      <text:p text:style-name="Standard"><text:span text:style-name="T13"/></text:p>
      <text:p text:style-name="Standard"/>
      <text:p text:style-name="Standard"/>
      <text:p text:style-name="P4">TESTS FONCTIONNELS</text:p>
      <text:p text:style-name="Standard"/>
      <text:p text:style-name="Standard">Ces tests ont été réalisés manuellement lors du stag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Maffert</meta:initial-creator>
    <meta:creation-date>2021-10-08T07:41:46.15</meta:creation-date>
    <dc:date>2021-10-11T10:39:46.38</dc:date>
    <dc:creator>Jean Maffert</dc:creator>
    <meta:editing-duration>PT2H12M4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3" meta:paragraph-count="52" meta:word-count="606" meta:character-count="4217"/>
  </office:meta>
</office:document-meta>
</file>